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40404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00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C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C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FFC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B05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9FF66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9933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3399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CC00C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column table:style-name="co7" table:number-columns-repeated="15360" table:default-cell-style-name="ce1"/>
        <table:table-row table:style-name="ro1">
          <table:table-cell office:value-type="string" table:style-name="ce3">
            <text:p>SLOT 1 (3)</text:p>
          </table:table-cell>
          <table:table-cell office:value-type="string" table:style-name="ce3">
            <text:p>SLOT 2 (5)</text:p>
          </table:table-cell>
          <table:table-cell office:value-type="string" table:style-name="ce3">
            <text:p>SLOT 3 (3)</text:p>
          </table:table-cell>
          <table:table-cell office:value-type="string" table:style-name="ce3">
            <text:p>SLOT 4 (4)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10">
            <text:p>ldh<text:s/><text:span text:style-name="T3">r5,</text:span><text:s/>4(r2)</text:p>
          </table:table-cell>
          <table:table-cell table:number-columns-repeated="2"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10">
            <text:p>ldh<text:span text:style-name="T7"><text:s/></text:span><text:span text:style-name="T3">r8,</text:span><text:s/>10(r2)</text:p>
          </table:table-cell>
          <table:table-cell table:number-columns-repeated="2"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10">
            <text:p>ldh<text:s/><text:span text:style-name="T3">r4,</text:span><text:s/>2(r2)</text:p>
          </table:table-cell>
          <table:table-cell table:number-columns-repeated="2"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10">
            <text:p>ldh<text:s/><text:span text:style-name="T3">r9,</text:span><text:s/>12(r2)</text:p>
          </table:table-cell>
          <table:table-cell table:number-columns-repeated="2"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10">
            <text:p>ldh<text:s/><text:span text:style-name="T3">r3,</text:span><text:s/>0(r2)</text:p>
          </table:table-cell>
          <table:table-cell table:number-columns-repeated="2"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0">
            <text:p>add<text:s/><text:span text:style-name="T11">r13,</text:span><text:s/><text:span text:style-name="T3">r5,</text:span><text:s/><text:span text:style-name="T3">r8</text:span></text:p>
          </table:table-cell>
          <table:table-cell office:value-type="string" table:style-name="ce10">
            <text:p>ldh<text:span text:style-name="T8"><text:s/></text:span><text:span text:style-name="T3">r10,</text:span><text:s/>14(r2)</text:p>
          </table:table-cell>
          <table:table-cell office:value-type="string" table:style-name="ce10">
            <text:p>sub<text:s/><text:span text:style-name="T11">r16,</text:span><text:s/><text:span text:style-name="T3">r5,</text:span><text:s/><text:span text:style-name="T3">r8</text:span></text:p>
          </table:table-cell>
          <table:table-cell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10">
            <text:p>ldh<text:s/><text:span text:style-name="T3">r6,</text:span><text:s/>6(r2)</text:p>
          </table:table-cell>
          <table:table-cell table:number-columns-repeated="2"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0">
            <text:p>add<text:s/><text:span text:style-name="T11">r12,</text:span><text:s/><text:span text:style-name="T3">r4,</text:span><text:span text:style-name="T8"><text:s/></text:span><text:span text:style-name="T3">r9</text:span></text:p>
          </table:table-cell>
          <table:table-cell office:value-type="string" table:style-name="ce10">
            <text:p>ldh<text:s/><text:span text:style-name="T3">r7,</text:span><text:s/>8(r2)</text:p>
          </table:table-cell>
          <table:table-cell office:value-type="string" table:style-name="ce10">
            <text:p>sub<text:s/><text:span text:style-name="T11">r17,</text:span><text:s/><text:span text:style-name="T3">r4,</text:span><text:s/><text:span text:style-name="T3">r9</text:span></text:p>
          </table:table-cell>
          <table:table-cell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10">
            <text:p>ldh<text:s/><text:span text:style-name="T6">r27,</text:span><text:s/>C4(r0)</text:p>
          </table:table-cell>
          <table:table-cell table:number-columns-repeated="2"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0">
            <text:p>add<text:s/><text:span text:style-name="T11">r11,</text:span><text:s/><text:span text:style-name="T3">r3,</text:span><text:s/><text:span text:style-name="T3">r10</text:span></text:p>
          </table:table-cell>
          <table:table-cell office:value-type="string" table:style-name="ce10">
            <text:p>ldh<text:s/><text:span text:style-name="T6">r25,</text:span><text:s/>C2(r0)</text:p>
          </table:table-cell>
          <table:table-cell office:value-type="string" table:style-name="ce10">
            <text:p>sub<text:s/><text:span text:style-name="T11">r18,</text:span><text:s/><text:span text:style-name="T3">r3,</text:span><text:s/><text:span text:style-name="T3">r10</text:span></text:p>
          </table:table-cell>
          <table:table-cell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1">
            <text:p>sub<text:s/><text:span text:style-name="T7">r8,</text:span><text:s/><text:span text:style-name="T11">r17,</text:span><text:s/><text:span text:style-name="T11">r16</text:span></text:p>
          </table:table-cell>
          <table:table-cell office:value-type="string" table:style-name="ce10">
            <text:p>ldh<text:s/><text:span text:style-name="T6">r26,</text:span><text:s/>C3(r0)</text:p>
          </table:table-cell>
          <table:table-cell office:value-type="string" table:style-name="ce11">
            <text:p>add<text:s/><text:span text:style-name="T7">r9,</text:span><text:s/><text:span text:style-name="T11">r17,</text:span><text:span text:style-name="T10"><text:s/></text:span><text:span text:style-name="T11">r16</text:span></text:p>
          </table:table-cell>
          <table:table-cell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0">
            <text:p>add<text:s/><text:span text:style-name="T11">r14,</text:span><text:s/><text:span text:style-name="T3">r6,</text:span><text:s/><text:span text:style-name="T3">r7</text:span></text:p>
          </table:table-cell>
          <table:table-cell office:value-type="string" table:style-name="ce10">
            <text:p>ldh<text:s/><text:span text:style-name="T6">r24,</text:span><text:s/>C1(r0)</text:p>
          </table:table-cell>
          <table:table-cell office:value-type="string" table:style-name="ce10">
            <text:p>sub<text:span text:style-name="T11"><text:s/>r15,</text:span><text:s/><text:span text:style-name="T3">r6,</text:span><text:s/><text:span text:style-name="T3">r7</text:span></text:p>
          </table:table-cell>
          <table:table-cell table:style-name="ce4"/>
          <table:table-cell table:style-name="ce2"/>
          <table:table-cell office:value-type="string" table:style-name="ce6">
            <text:p>Etage 1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ub<text:s/><text:span text:style-name="T3">r5,</text:span><text:s/><text:span text:style-name="T11">r12,</text:span><text:span text:style-name="T9"><text:s/></text:span><text:span text:style-name="T11">r13</text:span></text:p>
          </table:table-cell>
          <table:table-cell office:value-type="string" table:style-name="ce10">
            <text:p>ldh<text:s/><text:span text:style-name="T6">r28,</text:span><text:s/>C5(r0)</text:p>
          </table:table-cell>
          <table:table-cell office:value-type="string" table:style-name="ce11">
            <text:p>add<text:s/><text:span text:style-name="T3">r4,</text:span><text:s/><text:span text:style-name="T11">r12,</text:span><text:s/><text:span text:style-name="T11">r13</text:span></text:p>
          </table:table-cell>
          <table:table-cell office:value-type="string" table:style-name="ce11">
            <text:p>mul<text:s/><text:span text:style-name="T3">r8,</text:span><text:s/><text:span text:style-name="T7">r8,</text:span><text:s/><text:span text:style-name="T6">r27</text:span></text:p>
          </table:table-cell>
          <table:table-cell table:style-name="ce2"/>
          <table:table-cell office:value-type="string" table:style-name="ce7">
            <text:p>Etage 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lli<text:s/><text:span text:style-name="T3">r7,</text:span><text:s/><text:span text:style-name="T11">r15,</text:span><text:s/>14</text:p>
          </table:table-cell>
          <table:table-cell office:value-type="string" table:style-name="ce10">
            <text:p>ldh<text:s/><text:span text:style-name="T6">r29,</text:span><text:s/>C6(r0)</text:p>
          </table:table-cell>
          <table:table-cell office:value-type="string" table:style-name="ce11">
            <text:p>slli<text:s/><text:span text:style-name="T3">r10,</text:span><text:s/><text:span text:style-name="T11">r18,</text:span><text:s/>14</text:p>
          </table:table-cell>
          <table:table-cell office:value-type="string" table:style-name="ce11">
            <text:p>mul<text:s/><text:span text:style-name="T3">r9,</text:span><text:s/><text:span text:style-name="T7">r9,</text:span><text:s/><text:span text:style-name="T6">r27</text:span></text:p>
          </table:table-cell>
          <table:table-cell table:style-name="ce2"/>
          <table:table-cell office:value-type="string" table:style-name="ce8">
            <text:p>Etage 3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dd<text:s/><text:span text:style-name="T3">r3,</text:span><text:s/><text:span text:style-name="T11">r11,</text:span><text:s/><text:span text:style-name="T11">r14</text:span></text:p>
          </table:table-cell>
          <table:table-cell office:value-type="string" table:style-name="ce10">
            <text:p>ldh<text:s/><text:span text:style-name="T6">r30,</text:span><text:s/>C7(r0)</text:p>
          </table:table-cell>
          <table:table-cell office:value-type="string" table:style-name="ce11">
            <text:p>sub<text:s/><text:span text:style-name="T3">r6,</text:span><text:s/><text:span text:style-name="T11">r11 ,</text:span><text:s/><text:span text:style-name="T11">r14</text:span></text:p>
          </table:table-cell>
          <table:table-cell office:value-type="string" table:style-name="ce5">
            <text:p>mul<text:s/><text:span text:style-name="T11">r19,</text:span><text:s/><text:span text:style-name="T3">r5,</text:span><text:s/><text:span text:style-name="T6">r29</text:span></text:p>
          </table:table-cell>
          <table:table-cell table:style-name="ce2"/>
          <table:table-cell office:value-type="string" table:style-name="ce9">
            <text:p>Etage 4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dd<text:s/><text:span text:style-name="T11">r15,</text:span><text:s/><text:span text:style-name="T3">r7,</text:span><text:s/><text:span text:style-name="T3">r8</text:span></text:p>
          </table:table-cell>
          <table:table-cell table:style-name="ce4"/>
          <table:table-cell office:value-type="string" table:style-name="ce5">
            <text:p>sub<text:s/><text:span text:style-name="T11">r16,</text:span><text:s/><text:span text:style-name="T3">r7,</text:span><text:s/><text:span text:style-name="T3">r8</text:span></text:p>
          </table:table-cell>
          <table:table-cell office:value-type="string" table:style-name="ce5">
            <text:p>mul<text:s/><text:span text:style-name="T11">r14,</text:span><text:s/><text:span text:style-name="T3">r5,</text:span><text:s/><text:span text:style-name="T6">r25</text:span></text:p>
          </table:table-cell>
          <table:table-cell table:style-name="ce2"/>
          <table:table-cell office:value-type="string" table:style-name="ce13">
            <text:p>Cosinu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dd<text:s/><text:span text:style-name="T11">r11,</text:span><text:s/><text:span text:style-name="T3">r3,</text:span><text:s/><text:span text:style-name="T3">r4</text:span></text:p>
          </table:table-cell>
          <table:table-cell table:style-name="ce4"/>
          <table:table-cell office:value-type="string" table:style-name="ce5">
            <text:p>sub<text:s/><text:span text:style-name="T11">r12,</text:span><text:s/><text:span text:style-name="T3">r3,</text:span><text:s/><text:span text:style-name="T3">r4</text:span></text:p>
          </table:table-cell>
          <table:table-cell office:value-type="string" table:style-name="ce5">
            <text:p>mul<text:s/><text:span text:style-name="T11">r13,</text:span><text:s/><text:span text:style-name="T3">r6,</text:span><text:s/><text:span text:style-name="T6">r25</text:span></text:p>
          </table:table-cell>
          <table:table-cell table:style-name="ce2"/>
          <table:table-cell office:value-type="string" table:style-name="ce17">
            <text:p>Résulta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sub<text:s/><text:span text:style-name="T11">r17,</text:span><text:s/><text:span text:style-name="T3">r10, r9</text:span></text:p>
          </table:table-cell>
          <table:table-cell office:value-type="string" table:style-name="ce5">
            <text:p>srai<text:s/><text:span text:style-name="T2">r15,</text:span><text:s/><text:span text:style-name="T11">r15,</text:span><text:s/>14</text:p>
          </table:table-cell>
          <table:table-cell office:value-type="string" table:style-name="ce5">
            <text:p>add<text:s/><text:span text:style-name="T11">r18,</text:span><text:s/><text:span text:style-name="T3">r10,</text:span><text:s/><text:span text:style-name="T3">r9</text:span></text:p>
          </table:table-cell>
          <table:table-cell office:value-type="string" table:style-name="ce5">
            <text:p>mul<text:s/><text:span text:style-name="T11">r19,</text:span><text:s/><text:span text:style-name="T3">r6,</text:span><text:s/><text:span text:style-name="T6">r29</text:span></text:p>
          </table:table-cell>
          <table:table-cell table:style-name="ce2"/>
          <table:table-cell office:value-type="string" table:style-name="ce16">
            <text:p>Décalag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srai<text:s/><text:span text:style-name="T2">r16,</text:span><text:s/><text:span text:style-name="T11">r16,</text:span><text:s/>14</text:p>
          </table:table-cell>
          <table:table-cell table:number-columns-repeated="2" table:style-name="ce4"/>
          <table:table-cell office:value-type="string" table:style-name="ce5">
            <text:p>mul<text:s/><text:span text:style-name="T2">r11,</text:span><text:s/><text:span text:style-name="T11">r11,</text:span><text:s/><text:span text:style-name="T6">r27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5">
            <text:p>srai<text:s/><text:span text:style-name="T2">r17,</text:span><text:s/><text:span text:style-name="T11">r17,</text:span><text:s/>14</text:p>
          </table:table-cell>
          <table:table-cell table:style-name="ce12"/>
          <table:table-cell office:value-type="string" table:style-name="ce5">
            <text:p>srai<text:s/><text:span text:style-name="T2">r18,</text:span><text:s/><text:span text:style-name="T11">r18,</text:span><text:s/>14</text:p>
          </table:table-cell>
          <table:table-cell office:value-type="string" table:style-name="ce5">
            <text:p>mul<text:s/><text:span text:style-name="T2">r12,</text:span><text:s/><text:span text:style-name="T11">r12,</text:span><text:s/><text:span text:style-name="T6">r27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5">
            <text:p>sub<text:s/><text:span text:style-name="T2">r14,</text:span><text:s/><text:span text:style-name="T11">r19,</text:span><text:s/>r14</text:p>
          </table:table-cell>
          <table:table-cell table:style-name="ce4"/>
          <table:table-cell office:value-type="string" table:style-name="ce5">
            <text:p>add<text:s/><text:span text:style-name="T2">r13,</text:span><text:s/><text:span text:style-name="T11">r13,</text:span><text:s/><text:span text:style-name="T11">r19</text:span></text:p>
          </table:table-cell>
          <table:table-cell office:value-type="string" table:style-name="ce15">
            <text:p>mul<text:s/><text:span text:style-name="T11">r19,</text:span><text:s/><text:span text:style-name="T6">r30,</text:span><text:s/><text:span text:style-name="T2">r15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12"/>
          <table:table-cell table:style-name="ce4"/>
          <table:table-cell office:value-type="string" table:style-name="ce14">
            <text:p>srai<text:s/><text:span text:style-name="T5">r3,</text:span><text:s/><text:span text:style-name="T2">r11,</text:span><text:s/>15</text:p>
          </table:table-cell>
          <table:table-cell office:value-type="string" table:style-name="ce15">
            <text:p>mul<text:s/><text:span text:style-name="T11">r7,</text:span><text:s/><text:span text:style-name="T6">r24,</text:span><text:s/><text:span text:style-name="T2">r18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5">
            <text:p>srai<text:s/><text:span text:style-name="T5">r5,</text:span><text:s/>r13, 15</text:p>
          </table:table-cell>
          <table:table-cell office:value-type="string" table:style-name="ce15">
            <text:p>srai<text:s/><text:span text:style-name="T5">r6,</text:span><text:s/>r14, 15</text:p>
          </table:table-cell>
          <table:table-cell office:value-type="string" table:style-name="ce15">
            <text:p>srai<text:s/><text:span text:style-name="T5">r4,</text:span><text:s/>r12, 15</text:p>
          </table:table-cell>
          <table:table-cell office:value-type="string" table:style-name="ce15">
            <text:p>mul<text:s/><text:span text:style-name="T11">r8,</text:span><text:s/><text:span text:style-name="T6">r28,</text:span><text:s/><text:span text:style-name="T2">r17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5">
            <text:p>addi<text:s/><text:span text:style-name="T4">r3</text:span>, r0, xout</text:p>
          </table:table-cell>
          <table:table-cell office:value-type="string" table:style-name="ce15">
            <text:p>sth<text:s/><text:span text:style-name="T5">r3,</text:span><text:s/>xout(r0)</text:p>
          </table:table-cell>
          <table:table-cell table:style-name="ce4"/>
          <table:table-cell office:value-type="string" table:style-name="ce15">
            <text:p>mul<text:s/><text:span text:style-name="T11">r20,</text:span><text:s/><text:span text:style-name="T6">r26,</text:span><text:s/><text:span text:style-name="T2">r16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5">
            <text:p>add<text:s/><text:span text:style-name="T3">r7,</text:span><text:span text:style-name="T11"><text:s/>r7, r19</text:span></text:p>
          </table:table-cell>
          <table:table-cell table:style-name="ce12"/>
          <table:table-cell table:style-name="ce4"/>
          <table:table-cell office:value-type="string" table:style-name="ce15">
            <text:p>mul<text:s/><text:span text:style-name="T11">r9,</text:span><text:s/><text:span text:style-name="T6">r26,</text:span><text:s/><text:span text:style-name="T2">r17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sth<text:s/><text:span text:style-name="T5">r4,</text:span><text:s/>8(<text:span text:style-name="T4">r3</text:span>)</text:p>
          </table:table-cell>
          <table:table-cell table:style-name="ce4"/>
          <table:table-cell office:value-type="string" table:style-name="ce15">
            <text:p>mul<text:s/><text:span text:style-name="T11">r21,</text:span><text:s/><text:span text:style-name="T6">r28,</text:span><text:s/><text:span text:style-name="T2">r16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5">
            <text:p>add<text:s/><text:span text:style-name="T3">r8,</text:span><text:s/><text:span text:style-name="T11">r8, r20</text:span></text:p>
          </table:table-cell>
          <table:table-cell office:value-type="string" table:style-name="ce15">
            <text:p>sth<text:s/><text:span text:style-name="T5">r5,</text:span><text:s/>4(<text:span text:style-name="T4">r3</text:span>)</text:p>
          </table:table-cell>
          <table:table-cell office:value-type="string" table:style-name="ce15">
            <text:p>srai<text:s/><text:span text:style-name="T5">r7,</text:span><text:s/><text:span text:style-name="T3">r7,</text:span><text:s/>15</text:p>
          </table:table-cell>
          <table:table-cell office:value-type="string" table:style-name="ce15">
            <text:p>mul<text:s/><text:span text:style-name="T11">r10,</text:span><text:s/><text:span text:style-name="T6">r30,</text:span><text:s/><text:span text:style-name="T2">r18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sth<text:s/><text:span text:style-name="T5">r6,</text:span><text:s/>12(<text:span text:style-name="T4">r3</text:span>)</text:p>
          </table:table-cell>
          <table:table-cell table:style-name="ce4"/>
          <table:table-cell office:value-type="string" table:style-name="ce15">
            <text:p>mul<text:s/><text:span text:style-name="T11">r22,</text:span><text:s/><text:span text:style-name="T6">r24,</text:span><text:s/><text:span text:style-name="T2">r15</text:span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5">
            <text:p>sub<text:s/><text:span text:style-name="T3">r9,</text:span><text:s/><text:span text:style-name="T11">r9, r21</text:span></text:p>
          </table:table-cell>
          <table:table-cell office:value-type="string" table:style-name="ce15">
            <text:p>sth<text:s/><text:span text:style-name="T5">r7,</text:span><text:s/>2(<text:span text:style-name="T4">r3</text:span>)</text:p>
          </table:table-cell>
          <table:table-cell office:value-type="string" table:style-name="ce15">
            <text:p>srai<text:s/><text:span text:style-name="T5">r8,</text:span><text:s/><text:span text:style-name="T3">r8,</text:span><text:s/>15</text:p>
          </table:table-cell>
          <table:table-cell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4"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15">
            <text:p>sub<text:s/><text:span text:style-name="T3">r10,</text:span><text:s/><text:span text:style-name="T11">r10, r22</text:span></text:p>
          </table:table-cell>
          <table:table-cell office:value-type="string" table:style-name="ce15">
            <text:p>sth<text:s/><text:span text:style-name="T5">r8,</text:span><text:s/>10(<text:span text:style-name="T4">r3</text:span>)</text:p>
          </table:table-cell>
          <table:table-cell office:value-type="string" table:style-name="ce15">
            <text:p>srai<text:s/><text:span text:style-name="T5">r9,</text:span><text:s/><text:span text:style-name="T3">r9,</text:span><text:s/>15</text:p>
          </table:table-cell>
          <table:table-cell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style-name="ce4"/>
          <table:table-cell office:value-type="string" table:style-name="ce15">
            <text:p>sth<text:s/><text:span text:style-name="T5">r9,</text:span><text:s/>6(<text:span text:style-name="T4">r3</text:span>)</text:p>
          </table:table-cell>
          <table:table-cell office:value-type="string" table:style-name="ce15">
            <text:p>srai<text:s/><text:span text:style-name="T5">r10,</text:span><text:s/><text:span text:style-name="T3">r10,</text:span><text:s/>15</text:p>
          </table:table-cell>
          <table:table-cell table:style-name="ce4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style-name="ce4"/>
          <table:table-cell office:value-type="string" table:style-name="ce15">
            <text:p>sth<text:s/><text:span text:style-name="T5">r10,</text:span><text:s/>14(<text:span text:style-name="T4">r3</text:span>)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SAR</meta:initial-creator>
    <dc:creator>CESAR</dc:creator>
    <meta:creation-date>2015-03-11T09:23:47Z</meta:creation-date>
    <dc:date>2015-03-19T13:45:41Z</dc:date>
    <meta:editing-cycles>5</meta:editing-cycles>
    <meta:editing-duration>PT6795S</meta:editing-duration>
  </office:meta>
</office:document-meta>
</file>